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claim">
      <style:graphic-properties svg:stroke-color="#000000" draw:textarea-vertical-align="top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top" fo:padding-left="0.127cm" fo:padding-right="0.127cm"/>
      <style:paragraph-properties style:writing-mode="lr-tb"/>
    </style:style>
    <style:style style:name="gr3" style:family="graphic" style:parent-style-name="standard" style:list-style-name="L1">
      <style:graphic-properties svg:stroke-color="#000000" draw:fill="solid" draw:fill-color="#b4c7dc" draw:textarea-horizontal-align="justify" draw:textarea-vertical-align="top" draw:auto-grow-height="false" fo:min-height="1.147cm" fo:min-width="2.35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1.147cm" fo:min-width="3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2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772cm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7d1d5" draw:textarea-horizontal-align="justify" draw:textarea-vertical-align="top" draw:auto-grow-height="false" fo:min-height="0.949cm" fo:min-width="2.343cm" fo:padding-left="0.127cm" fo:padding-right="0.127cm" draw:shadow="visible" draw:shadow-offset-x="0.152cm" draw:shadow-offset-y="0.152cm" draw:shadow-color="#b2b2b2"/>
      <style:paragraph-properties style:writing-mode="lr-tb"/>
    </style:style>
    <style:style style:name="gr12" style:family="graphic" style:parent-style-name="objectwithoutfill">
      <style:graphic-properties svg:stroke-color="#000000" draw:marker-end="Short_20_line_20_Arrow" draw:marker-end-width="0.305cm" draw:fill="none" draw:textarea-vertical-align="middle" fo:padding-left="0.127cm" fo:padding-right="0.127cm"/>
    </style:style>
    <style:style style:name="gr13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1.135cm" fo:min-width="2.379cm" fo:padding-left="0.127cm" fo:padding-right="0.127cm" draw:shadow-offset-x="0.203cm" draw:shadow-offset-y="0.203cm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cm" fo:min-width="3.071cm" fo:padding-left="0.127cm" fo:padding-right="0.127cm" draw:shadow-offset-x="0.203cm" draw:shadow-offset-y="0.203cm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341cm" fo:min-width="0.161cm" fo:padding-left="0.127cm" fo:padding-right="0.127cm" draw:shadow-offset-x="0.203cm" draw:shadow-offset-y="0.203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23cm" fo:padding-left="0.127cm" fo:padding-right="0.127cm"/>
    </style:style>
    <style:style style:name="gr17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544cm" fo:min-width="0.161cm" fo:padding-left="0.127cm" fo:padding-right="0.127cm" draw:shadow-offset-x="0.203cm" draw:shadow-offset-y="0.203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padding-left="0.127cm" fo:padding-right="0.127cm"/>
    </style:style>
    <style:style style:name="gr19" style:family="graphic" style:parent-style-name="objectwithoutfill">
      <style:graphic-properties draw:fill="none" draw:textarea-vertical-align="middle" fo:padding-left="0.127cm" fo:padding-right="0.1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8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gr26" style:family="graphic" style:parent-style-name="claim">
      <style:graphic-properties draw:stroke="none" draw:textarea-vertical-align="top" fo:min-height="0cm" fo:min-width="0cm"/>
      <style:paragraph-properties style:writing-mode="lr-tb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91cm"/>
    </style:style>
    <style:style style:name="gr28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012cm" fo:padding-right="0.0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2.24cm"/>
      <style:paragraph-properties style:writing-mode="lr-tb"/>
    </style:style>
    <style:style style:name="gr30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051cm" fo:padding-right="0.0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9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8" style:family="paragraph">
      <style:paragraph-properties fo:margin-left="0.025cm" fo:margin-right="0.025cm" fo:text-align="start" fo:text-indent="0.025cm"/>
      <style:text-properties fo:font-size="11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margin-left="0.025cm" fo:margin-right="0.025cm" fo:text-align="start" fo:text-indent="0.025cm"/>
      <style:text-properties fo:font-size="11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3" style:family="paragraph">
      <loext:graphic-properties draw:fill="solid" draw:fill-color="#f7d1d5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0000"/>
      <style:paragraph-properties fo:text-align="center"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16pt" style:font-size-asian="18pt" style:font-size-complex="18pt"/>
    </style:style>
    <style:style style:name="P19" style:family="paragraph">
      <style:paragraph-properties fo:text-align="center" style:writing-mode="lr-tb"/>
      <style:text-properties fo:font-size="20pt" style:font-size-asian="11pt" style:font-size-complex="11pt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115cm" svg:x="1.016cm" svg:y="1.2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" draw:text-style-name="P5" draw:layer="layout" svg:width="2.493cm" svg:height="1.142cm" svg:x="3.983cm" svg:y="1.234cm" svg:viewBox="0 0 2494 1143" draw:points="2494,0 0,0 0,1143 2494,1143">
          <text:p text:style-name="P3"><text:span text:style-name="T1">ID</text:span></text:p>
          <text:p text:style-name="P4"><text:span text:style-name="T2">Statement</text:span></text:p>
        </draw:polyline>
        <draw:g>
          <draw:custom-shape draw:style-name="gr3" draw:text-style-name="P7" draw:layer="layout" svg:width="2.356cm" svg:height="1.397cm" svg:x="17.56cm" svg:y="1.27cm">
            <text:p text:style-name="P6"><text:span text:style-name="T1">Pkg [ID]</text:span></text:p>
            <text:p text:style-name="P6"><text:span text:style-name="T2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.302cm" svg:height="1.397cm" svg:x="17.018cm" svg:y="1.27cm">
            <text:p text:style-name="P8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10" draw:layer="layout" svg:width="1.264cm" svg:height="0.806cm" svg:x="1.397cm" svg:y="2.775cm">
          <draw:text-box>
            <text:p><text:span text:style-name="T4">Claim</text:span></text:p>
          </draw:text-box>
        </draw:frame>
        <draw:frame draw:style-name="gr6" draw:text-style-name="P11" draw:layer="layout" svg:width="2.423cm" svg:height="1.916cm" svg:x="3.897cm" svg:y="2.775cm">
          <draw:text-box>
            <text:p text:style-name="P4"><text:span text:style-name="T4">Argument</text:span><text:span text:style-name="T4"><text:line-break/></text:span><text:span text:style-name="T4">Reasoning</text:span></text:p>
            <text:p text:style-name="P4"><text:span text:style-name="T4">(argument)</text:span></text:p>
          </draw:text-box>
        </draw:frame>
        <draw:frame draw:style-name="gr7" draw:text-style-name="P11" draw:layer="layout" svg:width="3.232cm" svg:height="1.916cm" svg:x="6.914cm" svg:y="2.775cm">
          <draw:text-box>
            <text:p text:style-name="P4"><text:span text:style-name="T4">ArtifactCitation</text:span></text:p>
            <text:p text:style-name="P4"><text:span text:style-name="T4">(for evidence</text:span><text:span text:style-name="T4"><text:line-break/></text:span><text:span text:style-name="T4">or context)</text:span></text:p>
          </draw:text-box>
        </draw:frame>
        <draw:frame draw:style-name="gr8" draw:text-style-name="P11" draw:layer="layout" svg:width="2.212cm" svg:height="1.916cm" svg:x="10.714cm" svg:y="2.776cm">
          <draw:text-box>
            <text:p text:style-name="P4"><text:span text:style-name="T4">Asserted</text:span></text:p>
            <text:p text:style-name="P4"><text:span text:style-name="T4">Inference/</text:span></text:p>
            <text:p text:style-name="P4"><text:span text:style-name="T4">Evidence</text:span></text:p>
          </draw:text-box>
        </draw:frame>
        <draw:frame draw:style-name="gr9" draw:text-style-name="P11" draw:layer="layout" svg:width="2.208cm" svg:height="1.916cm" svg:x="13.208cm" svg:y="2.54cm">
          <draw:text-box>
            <text:p text:style-name="P4"><text:span text:style-name="T4">Argument</text:span></text:p>
            <text:p text:style-name="P4"><text:span text:style-name="T4">Package</text:span></text:p>
            <text:p text:style-name="P4"><text:span text:style-name="T4">(package)</text:span></text:p>
          </draw:text-box>
        </draw:frame>
        <draw:frame draw:style-name="gr10" draw:text-style-name="P11" draw:layer="layout" svg:width="1.772cm" svg:height="1.916cm" svg:x="17.603cm" svg:y="2.775cm">
          <draw:text-box>
            <text:p text:style-name="P4"><text:span text:style-name="T4">asCited</text:span></text:p>
            <text:p text:style-name="P4"><text:span text:style-name="T4">Claim</text:span></text:p>
            <text:p text:style-name="P4"><text:span text:style-name="T4">(See ...)</text:span></text:p>
          </draw:text-box>
        </draw:frame>
        <draw:g>
          <draw:custom-shape draw:style-name="gr11" draw:text-style-name="P13" draw:layer="layout" svg:width="2.597cm" svg:height="1.199cm" svg:x="7.009cm" svg:y="1.269cm">
            <text:p text:style-name="P12"><text:span text:style-name="T1">ID</text:span></text:p>
            <text:p text:style-name="P12"><text:span text:style-name="T5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4" draw:layer="layout" svg:x1="9.163cm" svg:y1="1.714cm" svg:x2="9.553cm" svg:y2="1.32cm">
            <text:p/>
          </draw:line>
        </draw:g>
        <draw:g>
          <draw:custom-shape draw:style-name="gr13" draw:text-style-name="P16" draw:layer="layout" svg:width="2.633cm" svg:height="1.385cm" svg:x="13.296cm" svg:y="1.314cm">
            <text:p text:style-name="P15"><text:span text:style-name="T6">Package ID</text:span></text:p>
            <text:p text:style-name="P15"><text:span text:style-name="T7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6" draw:layer="layout" svg:width="3.325cm" svg:height="0.139cm" draw:transform="rotate (-0.000349065850398201) translate (13.158cm 1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6" draw:layer="layout" svg:width="0.415cm" svg:height="0.591cm" svg:x="15.929cm" svg:y="1.3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4" draw:layer="layout" svg:width="0.277cm" svg:height="0.138cm" svg:x="15.998cm" svg:y="1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16" draw:layer="layout" svg:width="0.415cm" svg:height="0.794cm" svg:x="15.929cm" svg:y="1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8" draw:text-style-name="P14" xml:id="id1" draw:id="id1" draw:layer="layout" svg:width="0.139cm" svg:height="0.139cm" svg:x="16.067cm" svg:y="2.1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9" draw:text-style-name="P14" draw:layer="layout" draw:type="line" svg:x1="16.137cm" svg:y1="2.315cm" svg:x2="16.134cm" svg:y2="2.429cm" draw:start-shape="id1" draw:start-glue-point="8" svg:d="M16137 2315l-3 114" svg:viewBox="0 0 4 115">
                <text:p/>
              </draw:connector>
            </draw:g>
          </draw:g>
        </draw:g>
        <draw:custom-shape draw:style-name="gr1" draw:text-style-name="P1" draw:layer="layout" svg:width="2.667cm" svg:height="1.115cm" svg:x="1.0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2.013cm" svg:height="1.361cm" svg:x="1.276cm" svg:y="6.928cm">
          <draw:text-box>
            <text:p text:style-name="P4"><text:span text:style-name="T4">assumed</text:span></text:p>
            <text:p text:style-name="P4"><text:span text:style-name="T4">Claim</text:span></text:p>
          </draw:text-box>
        </draw:frame>
        <draw:custom-shape draw:style-name="gr1" draw:text-style-name="P1" draw:layer="layout" svg:width="2.667cm" svg:height="1.115cm" svg:x="4.2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3.088cm" svg:height="1.361cm" svg:x="4.077cm" svg:y="6.929cm">
          <draw:text-box>
            <text:p text:style-name="P4"><text:span text:style-name="T4">needsSupport</text:span></text:p>
            <text:p text:style-name="P4"><text:span text:style-name="T4">Claim</text:span></text:p>
          </draw:text-box>
        </draw:frame>
        <draw:connector draw:style-name="gr22" draw:text-style-name="P14" draw:layer="layout" draw:type="line" svg:x1="11.567cm" svg:y1="2.147cm" svg:x2="12.157cm" svg:y2="1.355cm" draw:start-shape="id2" draw:start-glue-point="12" svg:d="M11567 2147l590-792" svg:viewBox="0 0 591 793">
          <text:p/>
        </draw:connector>
        <draw:custom-shape draw:style-name="gr23" draw:text-style-name="P17" xml:id="id2" draw:id="id2" draw:layer="layout" svg:width="0.381cm" svg:height="0.381cm" svg:x="11.375cm" svg:y="1.957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11.091cm" svg:y1="2.453cm" svg:x2="11.567cm" svg:y2="2.147cm" draw:end-shape="id2" draw:end-glue-point="12" svg:d="M11091 2453l476-306" svg:viewBox="0 0 477 307">
          <text:p/>
        </draw:connector>
        <draw:connector draw:style-name="gr25" draw:text-style-name="P18" draw:layer="layout" draw:type="line" svg:x1="11.567cm" svg:y1="6.148cm" svg:x2="12.313cm" svg:y2="5.253cm" draw:start-shape="id3" draw:start-glue-point="12" svg:d="M11567 6148l746-895" svg:viewBox="0 0 747 896">
          <text:p text:style-name="P4"><text:span text:style-name="T8">■</text:span></text:p>
        </draw:connector>
        <draw:custom-shape draw:style-name="gr23" draw:text-style-name="P17" xml:id="id3" draw:id="id3" draw:layer="layout" svg:width="0.381cm" svg:height="0.381cm" svg:x="11.375cm" svg:y="5.958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11.091cm" svg:y1="6.454cm" svg:x2="11.567cm" svg:y2="6.148cm" draw:end-shape="id3" draw:end-glue-point="12" svg:d="M11091 6454l476-306" svg:viewBox="0 0 477 307">
          <text:p/>
        </draw:connector>
        <draw:custom-shape draw:style-name="gr26" draw:text-style-name="P19" draw:layer="layout" svg:width="1.27cm" svg:height="0.276cm" svg:x="4.94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7" draw:text-style-name="P20" draw:layer="layout" svg:width="0.127cm" svg:height="0.127cm" svg:x="5.3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0" draw:layer="layout" svg:width="0.127cm" svg:height="0.127cm" svg:x="5.5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0" draw:layer="layout" svg:width="0.127cm" svg:height="0.127cm" svg:x="5.7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19" draw:layer="layout" svg:width="1.27cm" svg:height="0.254cm" svg:x="1.789cm" svg:y="6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4" draw:layer="layout" svg:x1="1.789cm" svg:y1="6.394cm" svg:x2="1.789cm" svg:y2="6.648cm">
            <text:p/>
          </draw:line>
          <draw:line draw:style-name="gr28" draw:text-style-name="P14" draw:layer="layout" svg:x1="3.059cm" svg:y1="6.394cm" svg:x2="3.059cm" svg:y2="6.648cm">
            <text:p/>
          </draw:line>
        </draw:g>
        <draw:frame draw:style-name="gr29" draw:text-style-name="P11" draw:layer="layout" svg:width="2.24cm" svg:height="1.368cm" svg:x="10.714cm" svg:y="6.876cm">
          <draw:text-box>
            <text:p text:style-name="P4"><text:span text:style-name="T4">Asserted</text:span><text:span text:style-name="T4"><text:line-break/></text:span><text:span text:style-name="T4">Context</text:span></text:p>
          </draw:text-box>
        </draw:frame>
        <draw:custom-shape draw:style-name="gr1" draw:text-style-name="P1" draw:layer="layout" svg:width="2.667cm" svg:height="1.115cm" svg:x="7.416cm" svg:y="5.4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4" draw:layer="layout" svg:x1="7.414cm" svg:y1="6.721cm" svg:x2="10.081cm" svg:y2="6.721cm">
          <text:p/>
        </draw:line>
        <draw:frame draw:style-name="gr31" draw:text-style-name="P11" draw:layer="layout" svg:width="2.429cm" svg:height="1.361cm" svg:x="7.577cm" svg:y="6.93cm">
          <draw:text-box>
            <text:p text:style-name="P4"><text:span text:style-name="T4">axiomatic</text:span></text:p>
            <text:p text:style-name="P4"><text:span text:style-name="T4">Cla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im" style:family="graphic" style:parent-style-name="standard">
      <style:graphic-properties draw:fill="solid" draw:fill-color="#b4c7dc" draw:fill-gradient-name="Gradient_20_2" draw:fill-hatch-name="Hatching_20_1" draw:fill-image-name="Bitmap_20_1" draw:textarea-horizontal-align="justify" draw:textarea-vertical-align="middle" draw:auto-grow-height="true" fo:min-height="0cm" fo:min-width="0cm" fo:padding-left="0.127cm" fo:padding-right="0.127cm">
        <text:list-style style:name="clai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1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31T16:16:45.180231919</dc:date>
    <meta:editing-duration>P2DT16H2M1S</meta:editing-duration>
    <meta:editing-cycles>93</meta:editing-cycles>
    <meta:generator>LibreOffice/6.4.6.2$MacOSX_X86_64 LibreOffice_project/0ce51a4fd21bff07a5c061082cc82c5ed232f115</meta:generator>
    <meta:document-statistic meta:object-count="48"/>
  </office:meta>
</office:document-meta>
</file>